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64" officeooo:paragraph-rsid="0000eb64"/>
    </style:style>
    <style:style style:name="P2" style:family="paragraph" style:parent-style-name="Standard">
      <style:text-properties officeooo:rsid="0006263a" officeooo:paragraph-rsid="0006263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6263a" officeooo:paragraph-rsid="0006263a" style:font-weight-asian="bold" style:font-weight-complex="bold"/>
    </style:style>
    <style:style style:name="P5" style:family="paragraph" style:parent-style-name="Standard">
      <style:text-properties fo:font-weight="bold" officeooo:rsid="000708bb" officeooo:paragraph-rsid="000708bb" style:font-weight-asian="bold" style:font-weight-complex="bold"/>
    </style:style>
    <style:style style:name="P6" style:family="paragraph" style:parent-style-name="Standard">
      <style:text-properties fo:font-weight="bold" officeooo:rsid="000aa2b6" officeooo:paragraph-rsid="000aa2b6" style:font-weight-asian="bold" style:font-weight-complex="bold"/>
    </style:style>
    <style:style style:name="P7" style:family="paragraph" style:parent-style-name="Standard">
      <style:text-properties fo:font-weight="bold" officeooo:rsid="000beb82" officeooo:paragraph-rsid="000beb82" style:font-weight-asian="bold" style:font-weight-complex="bold"/>
    </style:style>
    <style:style style:name="P8" style:family="paragraph" style:parent-style-name="Standard">
      <style:text-properties fo:font-weight="bold" officeooo:rsid="000f3ab9" officeooo:paragraph-rsid="000f3ab9" style:font-weight-asian="bold" style:font-weight-complex="bold"/>
    </style:style>
    <style:style style:name="P9" style:family="paragraph" style:parent-style-name="Standard">
      <style:text-properties fo:font-weight="bold" officeooo:rsid="001121f9" officeooo:paragraph-rsid="001121f9" style:font-weight-asian="bold" style:font-weight-complex="bold"/>
    </style:style>
    <style:style style:name="P10" style:family="paragraph" style:parent-style-name="Standard">
      <style:text-properties fo:font-weight="bold" officeooo:rsid="0011a5ba" officeooo:paragraph-rsid="0011a5ba" style:font-weight-asian="bold" style:font-weight-complex="bold"/>
    </style:style>
    <style:style style:name="P11" style:family="paragraph" style:parent-style-name="Standard">
      <style:text-properties fo:font-weight="bold" officeooo:rsid="0000eb64" officeooo:paragraph-rsid="000db4b8" style:font-weight-asian="bold" style:font-weight-complex="bold"/>
    </style:style>
    <style:style style:name="P12" style:family="paragraph" style:parent-style-name="Standard">
      <style:text-properties fo:font-weight="bold" officeooo:rsid="000db4b8" officeooo:paragraph-rsid="000f3ab9" style:font-weight-asian="bold" style:font-weight-complex="bold"/>
    </style:style>
    <style:style style:name="P13" style:family="paragraph" style:parent-style-name="Standard">
      <style:text-properties fo:font-weight="bold" officeooo:rsid="001a9b14" officeooo:paragraph-rsid="001a9b14" style:font-weight-asian="bold" style:font-weight-complex="bold"/>
    </style:style>
    <style:style style:name="P14" style:family="paragraph" style:parent-style-name="Standard">
      <style:text-properties fo:font-weight="bold" officeooo:rsid="001b3b96" officeooo:paragraph-rsid="001b3b96" style:font-weight-asian="bold" style:font-weight-complex="bold"/>
    </style:style>
    <style:style style:name="P15" style:family="paragraph" style:parent-style-name="Standard">
      <style:text-properties officeooo:rsid="000708bb" officeooo:paragraph-rsid="000708bb"/>
    </style:style>
    <style:style style:name="P16" style:family="paragraph" style:parent-style-name="Standard">
      <style:text-properties officeooo:rsid="000beb82" officeooo:paragraph-rsid="000beb82"/>
    </style:style>
    <style:style style:name="P17" style:family="paragraph" style:parent-style-name="Standard">
      <style:text-properties officeooo:paragraph-rsid="000f3ab9"/>
    </style:style>
    <style:style style:name="P18" style:family="paragraph" style:parent-style-name="Standard">
      <style:text-properties officeooo:rsid="001121f9" officeooo:paragraph-rsid="001121f9"/>
    </style:style>
    <style:style style:name="P19" style:family="paragraph" style:parent-style-name="Standard">
      <style:text-properties officeooo:paragraph-rsid="001121f9"/>
    </style:style>
    <style:style style:name="P20" style:family="paragraph" style:parent-style-name="Standard">
      <style:text-properties officeooo:rsid="0011a5ba" officeooo:paragraph-rsid="0011a5ba"/>
    </style:style>
    <style:style style:name="P21" style:family="paragraph" style:parent-style-name="Standard">
      <style:text-properties officeooo:paragraph-rsid="0011a5ba"/>
    </style:style>
    <style:style style:name="P22" style:family="paragraph" style:parent-style-name="Standard">
      <style:text-properties fo:font-weight="normal" officeooo:rsid="001121f9" officeooo:paragraph-rsid="001121f9" style:font-weight-asian="normal" style:font-weight-complex="normal"/>
    </style:style>
    <style:style style:name="P23" style:family="paragraph" style:parent-style-name="Standard">
      <style:text-properties fo:font-weight="normal" officeooo:rsid="001a9b14" officeooo:paragraph-rsid="001a9b14" style:font-weight-asian="normal" style:font-weight-complex="normal"/>
    </style:style>
    <style:style style:name="P24" style:family="paragraph" style:parent-style-name="Standard">
      <style:text-properties officeooo:rsid="0016dd2b" officeooo:paragraph-rsid="0016dd2b"/>
    </style:style>
    <style:style style:name="P25" style:family="paragraph" style:parent-style-name="Standard">
      <style:text-properties officeooo:rsid="000db4b8" officeooo:paragraph-rsid="000f3ab9"/>
    </style:style>
    <style:style style:name="P26" style:family="paragraph" style:parent-style-name="Standard">
      <style:text-properties fo:language="en" fo:country="US" fo:font-weight="bold" officeooo:rsid="00194c57" officeooo:paragraph-rsid="00194c57" style:font-weight-asian="bold" style:font-weight-complex="bold"/>
    </style:style>
    <style:style style:name="P27" style:family="paragraph" style:parent-style-name="Standard">
      <style:text-properties officeooo:rsid="001b3b96" officeooo:paragraph-rsid="001b3b96"/>
    </style:style>
    <style:style style:name="T1" style:family="text">
      <style:text-properties officeooo:rsid="0000eb64"/>
    </style:style>
    <style:style style:name="T2" style:family="text">
      <style:text-properties officeooo:rsid="00026419"/>
    </style:style>
    <style:style style:name="T3" style:family="text">
      <style:text-properties officeooo:rsid="0007f076"/>
    </style:style>
    <style:style style:name="T4" style:family="text">
      <style:text-properties officeooo:rsid="000beb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3770" style:font-weight-asian="bold" style:font-weight-complex="bold"/>
    </style:style>
    <style:style style:name="T7" style:family="text">
      <style:text-properties officeooo:rsid="000f3ab9"/>
    </style:style>
    <style:style style:name="T8" style:family="text">
      <style:text-properties officeooo:rsid="001121f9"/>
    </style:style>
    <style:style style:name="T9" style:family="text">
      <style:text-properties officeooo:rsid="0015ec13"/>
    </style:style>
    <style:style style:name="T10" style:family="text">
      <style:text-properties fo:color="#c9211e" loext:opacity="100%" fo:font-weight="bold" officeooo:rsid="0015ec13" style:font-weight-asian="bold" style:font-weight-complex="bold"/>
    </style:style>
    <style:style style:name="T11" style:family="text">
      <style:text-properties officeooo:rsid="00194c57"/>
    </style:style>
    <style:style style:name="T12" style:family="text">
      <style:text-properties officeooo:rsid="001a3770"/>
    </style:style>
    <style:style style:name="T13" style:family="text">
      <style:text-properties officeooo:rsid="001e3b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reate mock</text:p>
      <text:p text:style-name="P17"><text:span text:style-name="T1">m</text:span>ock(<text:span text:style-name="T1">&lt;&gt;.class</text:span>)</text:p>
      <text:p text:style-name="P12">or</text:p>
      <text:p text:style-name="P25">mock(&lt;&gt;.class, “name of mock”)</text:p>
      <text:p text:style-name="P8">or</text:p>
      <text:p text:style-name="P17">mock(Class&lt;T&gt; classToMock, Answer defaultAnswer)</text:p>
      <text:p text:style-name="P8">or</text:p>
      <text:p text:style-name="P17">mock(Class&lt;T&gt; classToMock, MockSettings <text:span text:style-name="T7">mockSettings</text:span>)<text:line-break/></text:p>
      <text:p text:style-name="P9">return value</text:p>
      <text:p text:style-name="Standard">when(&lt;<text:span text:style-name="T12">method invocation</text:span>&gt;).thenReturn(…) - <text:span text:style-name="T6">CAREFULL</text:span><text:span text:style-name="T12"> if something already spies on this method</text:span></text:p>
      <text:p text:style-name="P10">or</text:p>
      <text:p text:style-name="P20">doReturn(false).when(listMock).add(anyString());</text:p>
      <text:p text:style-name="P26">or</text:p>
      <text:p text:style-name="P22">doAnswer<text:span text:style-name="T9">() - </text:span><text:span text:style-name="T11">some logic in answer</text:span></text:p>
      <text:p text:style-name="P22"><text:span text:style-name="T5">doCallRealMethod()</text:span>.when(myList).add(any(Integer.class), any(String.class));</text:p>
      <text:p text:style-name="P13">or</text:p>
      <text:p text:style-name="P23">doNothing() - if void method should not do anything</text:p>
      <text:p text:style-name="P9"/>
      <text:p text:style-name="P9">throw exception</text:p>
      <text:p text:style-name="P18">for <text:span text:style-name="T5">non-void</text:span> return type</text:p>
      <text:p text:style-name="Standard">when(dictMock.getMeaning(anyString())).thenThrow(NullPointerException.class);</text:p>
      <text:p text:style-name="P18">for <text:span text:style-name="T5">void</text:span> return type</text:p>
      <text:p text:style-name="P19">doThrow(new Runtime Exception()<text:span text:style-name="T8">)</text:span>.when(calcService).add(10.0,20.0);</text:p>
      <text:p text:style-name="P19"/>
      <text:p text:style-name="P10">Consequent behavior</text:p>
      <text:p text:style-name="P19">when(listMock.add(anyString()))<text:line-break/> <text:s/>.thenReturn(false)<text:line-break/> <text:s/>.thenThrow(IllegalStateException.class);</text:p>
      <text:p text:style-name="P19"/>
      <text:p text:style-name="Standard">anyString()</text:p>
      <text:p text:style-name="Standard">isA(Integer.class), isA(String.class)</text:p>
      <text:p text:style-name="Standard">isNull()</text:p>
      <text:p text:style-name="Standard"/>
      <text:p text:style-name="Standard"/>
      <text:p text:style-name="P10">No interractions with mock</text:p>
      <text:p text:style-name="P21">verifyZeroInteractions(mockedList)</text:p>
      <text:p text:style-name="Standard"/>
      <text:p text:style-name="Standard">verify(calcService).add(10.0, 20.0) – <text:span text:style-name="T2">verify, that call to method add took place</text:span></text:p>
      <text:p text:style-name="Standard">verify(calcService, times(3) / <text:span text:style-name="T2">never() / atLeast(number of times) / atMost(number of times) /timeout(100) </text:span>).add(…<text:span text:style-name="T2">) - verify number of method calls, <text:s/>timeout(100).times(1)</text:span></text:p>
      <text:p text:style-name="Standard"/>
      <text:p text:style-name="Standard">mockingDetails(serviceMock).getInvocations() - <text:span text:style-name="T13">returns all invokations of methods.</text:span></text:p>
      <text:p text:style-name="Standard"/>
      <text:p text:style-name="Standard">given(calcService.add(20.0,10.0)).willReturn(30.0);</text:p>
      <text:p text:style-name="Standard"/>
      <text:p text:style-name="Standard">//create an inOrder verifier for a single mock</text:p>
      <text:p text:style-name="Standard">InOrder inOrder = inOrder(calcService);</text:p>
      <text:p text:style-name="Standard">//following will make sure that add is first called then subtract is called.</text:p>
      <text:p text:style-name="Standard"><text:soft-page-break/><text:s/>inOrder.verify(calcService).subtract(20.0,10.0);</text:p>
      <text:p text:style-name="Standard"><text:s/>inOrder.verify(calcService).add(20.0,10.0);</text:p>
      <text:p text:style-name="Standard"/>
      <text:p text:style-name="P14">Reset mock for future user</text:p>
      <text:p text:style-name="P27">reset(&lt;mock object&gt;)</text:p>
      <text:p text:style-name="P27"/>
      <text:p text:style-name="Standard"/>
      <text:p text:style-name="P3">spy on actual object</text:p>
      <text:p text:style-name="Standard">calcService = spy(calculator); - <text:span text:style-name="T3">to redefine some behavior</text:span></text:p>
      <text:p text:style-name="P6">or</text:p>
      <text:p text:style-name="Standard">@Spy<text:line-break/>List&lt;String&gt; spiedList = new ArrayList&lt;String&gt;();</text:p>
      <text:p text:style-name="Standard"/>
      <text:p text:style-name="P7">Capture arguments</text:p>
      <text:p text:style-name="Standard">List mockList = Mockito.mock(List.class);<text:line-break/> <text:s text:c="3"/>ArgumentCaptor&lt;String&gt; arg = ArgumentCaptor.forClass(String.class);<text:line-break/> <text:line-break/> <text:s text:c="3"/>mockList.add("one");<text:line-break/> <text:s text:c="3"/>Mockito.verify(mockList).add(arg.capture()); //<text:span text:style-name="T10">wtf???</text:span><text:line-break/> <text:line-break/> <text:s text:c="3"/>assertEquals("one", arg.getValue());</text:p>
      <text:p text:style-name="Standard">------------------</text:p>
      <text:p text:style-name="Standard">doNothing().when(myList).add(any(Integer.class), valueCapture.capture());<text:line-break/> <text:s text:c="3"/>myList.add(0, "captured");<text:line-break/> <text:s text:c="3"/>assertEquals("captured", valueCapture.getValue());</text:p>
      <text:p text:style-name="Standard"/>
      <text:p text:style-name="P7">or</text:p>
      <text:p text:style-name="P16">@Captor <text:line-break/>ArgumentCaptor argCaptor;</text:p>
      <text:p text:style-name="Standard"/>
      <text:p text:style-name="P3"><text:span text:style-name="T4">R</text:span>eset mock</text:p>
      <text:p text:style-name="Standard">reset(calcService);</text:p>
      <text:p text:style-name="Standard"/>
      <text:p text:style-name="Standard"><text:s/>when(calcService.add(20.0,10.0)).thenAnswer(new Answer&lt;Double&gt;() {</text:p>
      <text:p text:style-name="Standard"/>
      <text:p text:style-name="Standard"><text:s text:c="9"/>@Override</text:p>
      <text:p text:style-name="Standard"><text:s text:c="9"/>public Double answer(InvocationOnMock invocation) throws Throwable {</text:p>
      <text:p text:style-name="Standard"><text:s text:c="12"/>//get the arguments passed to mock</text:p>
      <text:p text:style-name="Standard"><text:s text:c="12"/>Object[] args = invocation.getArguments();</text:p>
      <text:p text:style-name="Standard"><text:tab/><text:tab/><text:tab/></text:p>
      <text:p text:style-name="Standard"><text:s text:c="12"/>//get the mock </text:p>
      <text:p text:style-name="Standard"><text:s text:c="12"/>Object mock = invocation.getMock();<text:tab/></text:p>
      <text:p text:style-name="Standard"><text:tab/><text:tab/><text:tab/></text:p>
      <text:p text:style-name="Standard"><text:s text:c="12"/>//return the result</text:p>
      <text:p text:style-name="Standard"><text:s text:c="12"/>return 30.0;</text:p>
      <text:p text:style-name="Standard"><text:s text:c="9"/>}</text:p>
      <text:p text:style-name="Standard"><text:s text:c="6"/>});</text:p>
      <text:p text:style-name="Standard"/>
      <text:p text:style-name="Standard"/>
      <text:p text:style-name="P4"><text:soft-page-break/>To activate annotations</text:p>
      <text:p text:style-name="Standard">@RunWith(MockitoJUnitRunner.class)</text:p>
      <text:p text:style-name="P4">or</text:p>
      <text:p text:style-name="P2">@Before<text:line-break/>public void init() {<text:line-break/> <text:s text:c="3"/>MockitoAnnotations.initMocks(this);<text:line-break/>}</text:p>
      <text:p text:style-name="P5">or</text:p>
      <text:p text:style-name="P15">@Rule<text:line-break/>public MockitoRule initRule = MockitoJUnit.rule();</text:p>
      <text:p text:style-name="Standard"/>
      <text:p text:style-name="Standard">@InjectMocks – <text:span text:style-name="T1">over object(field), in which moks will be injected</text:span></text:p>
      <text:p text:style-name="P1">@Mock – over non-initialized field, to which mock will be assigned</text:p>
      <text:p text:style-name="P1">@TestSubject</text:p>
      <text:p text:style-name="P1"/>
      <text:p text:style-name="P1"/>
      <text:p text:style-name="P24">Mock final classes</text:p>
      <text:p text:style-name="P24">Add some file to src/test/resources/mockito-extensions folder with content mock-maker-inline<text:line-break/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1T15:22:13.764000000</dc:date>
    <meta:editing-duration>P2DT19H17M2S</meta:editing-duration>
    <meta:editing-cycles>24</meta:editing-cycles>
    <meta:document-statistic meta:table-count="0" meta:image-count="0" meta:object-count="0" meta:page-count="3" meta:paragraph-count="76" meta:word-count="287" meta:character-count="3087" meta:non-whitespace-character-count="2715"/>
  </office:meta>
</office:document-meta>
</file>